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92b1" officeooo:paragraph-rsid="000a92b1"/>
    </style:style>
    <style:style style:name="P2" style:family="paragraph" style:parent-style-name="Standard">
      <style:text-properties officeooo:rsid="000afb61" officeooo:paragraph-rsid="000bcf23"/>
    </style:style>
    <style:style style:name="P3" style:family="paragraph" style:parent-style-name="Standard">
      <style:text-properties officeooo:rsid="000d2532" officeooo:paragraph-rsid="000d2532"/>
    </style:style>
    <style:style style:name="P4" style:family="paragraph" style:parent-style-name="Standard">
      <style:text-properties officeooo:rsid="0010d3e5" officeooo:paragraph-rsid="0010d3e5"/>
    </style:style>
    <style:style style:name="P5" style:family="paragraph" style:parent-style-name="Standard">
      <style:text-properties officeooo:rsid="00118923" officeooo:paragraph-rsid="00118923"/>
    </style:style>
    <style:style style:name="P6" style:family="paragraph" style:parent-style-name="Standard">
      <style:text-properties officeooo:rsid="001a0e2d" officeooo:paragraph-rsid="001a0e2d"/>
    </style:style>
    <style:style style:name="T1" style:family="text">
      <style:text-properties officeooo:rsid="000afb61"/>
    </style:style>
    <style:style style:name="T2" style:family="text">
      <style:text-properties officeooo:rsid="000bcf23"/>
    </style:style>
    <style:style style:name="T3" style:family="text">
      <style:text-properties officeooo:rsid="000bea1f"/>
    </style:style>
    <style:style style:name="T4" style:family="text">
      <style:text-properties officeooo:rsid="000d2532"/>
    </style:style>
    <style:style style:name="T5" style:family="text">
      <style:text-properties officeooo:rsid="000f81a6"/>
    </style:style>
    <style:style style:name="T6" style:family="text">
      <style:text-properties officeooo:rsid="0010d3e5"/>
    </style:style>
    <style:style style:name="T7" style:family="text">
      <style:text-properties officeooo:rsid="00135f5c"/>
    </style:style>
    <style:style style:name="T8" style:family="text">
      <style:text-properties officeooo:rsid="0014a19e"/>
    </style:style>
    <style:style style:name="T9" style:family="text">
      <style:text-properties officeooo:rsid="0016e6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D Selection Efficiency under increased NSB</text:p>
      <text:p text:style-name="P1"><text:tab/>- Using Real Data</text:p>
      <text:p text:style-name="P1"><text:tab/>- <text:span text:style-name="T1">Using Simulation</text:span></text:p>
      <text:p text:style-name="P1"><text:tab/>- <text:span text:style-name="T1">Differences in trigger conditions</text:span></text:p>
      <text:p text:style-name="P1"><text:tab/>- <text:span text:style-name="T1">Energy and Xmax resolution and bias</text:span></text:p>
      <text:p text:style-name="P1"><text:tab/>- <text:span text:style-name="T4">Rp bias</text:span><text:tab/></text:p>
      <text:p text:style-name="P1"><text:tab/>- <text:span text:style-name="T3">Differences in Track Length</text:span><text:tab/></text:p>
      <text:p text:style-name="P1"/>
      <text:p text:style-name="P2">Characterising <text:span text:style-name="T2">PMT at 600V</text:span></text:p>
      <text:p text:style-name="P2"><text:tab/>- <text:span text:style-name="T2">Using PMT at 900V as baseline</text:span></text:p>
      <text:p text:style-name="P2"><text:tab/>- <text:span text:style-name="T2">Linearity</text:span></text:p>
      <text:p text:style-name="P2"><text:tab/>- <text:span text:style-name="T2">ND filters vs Two LED method</text:span></text:p>
      <text:p text:style-name="P2"><text:tab/>- <text:span text:style-name="T2">Pulse Shape</text:span></text:p>
      <text:p text:style-name="P2"><text:tab/>- <text:span text:style-name="T2">Temperature Effects</text:span></text:p>
      <text:p text:style-name="P2"><text:tab/>- <text:span text:style-name="T4">Dark Noise?</text:span></text:p>
      <text:p text:style-name="P2"/>
      <text:p text:style-name="P2"><text:span text:style-name="T2">FD FLT under increased NSB</text:span></text:p>
      <text:p text:style-name="P2"><text:span text:style-name="T2">Simulation of Kv under</text:span> <text:span text:style-name="T2">NSB</text:span></text:p>
      <text:p text:style-name="P2"/>
      <text:p text:style-name="P3">Measuring Gain Variance <text:span text:style-name="T5">with Data</text:span></text:p>
      <text:p text:style-name="P3"><text:tab/>- Measuring directly <text:span text:style-name="T5">from the PMT</text:span> <text:span text:style-name="T5">in the lab</text:span> did not work</text:p>
      <text:p text:style-name="P3"><text:tab/>- Calibrating LED light source with another PMT did not work</text:p>
      <text:p text:style-name="P3"><text:tab/>- <text:span text:style-name="T5">Theoretical expectation of Gain Variance</text:span></text:p>
      <text:p text:style-name="P3"><text:tab/>- <text:span text:style-name="T5">Low/Standard measurement of CalA for FD</text:span></text:p>
      <text:p text:style-name="P2"><text:tab/>- <text:span text:style-name="T6">Three different methods</text:span></text:p>
      <text:p text:style-name="P2"><text:tab/>- <text:span text:style-name="T6">Bootstrap method to find uncertainties on Method 3</text:span></text:p>
      <text:p text:style-name="P2"/>
      <text:p text:style-name="P4">Simulation of PMT Gain Variance</text:p>
      <text:p text:style-name="P4"><text:tab/>- Flat distribution for Dynode</text:p>
      <text:p text:style-name="P4"><text:tab/>- Random Gaussian distribution for Dynode</text:p>
      <text:p text:style-name="P4"><text:tab/>- Gain Variance results</text:p>
      <text:p text:style-name="P2"/>
      <text:p text:style-name="P5">Simulated an FD shift in the Lab</text:p>
      <text:p text:style-name="P5"><text:tab/>- at 900V and 600V</text:p>
      <text:p text:style-name="P5"><text:tab/>- different NSB levels</text:p>
      <text:p text:style-name="P5"><text:tab/>- different lengths</text:p>
      <text:p text:style-name="P5"><text:tab/>- does PMT react the same</text:p>
      <text:p text:style-name="P5"/>
      <text:p text:style-name="P6">Cloud Camera Flags evaluation</text:p>
      <text:p text:style-name="P5"><text:tab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2:53:36.579640386</meta:creation-date>
    <dc:date>2019-01-25T15:11:49.364975644</dc:date>
    <meta:editing-duration>PT26M2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175" meta:character-count="993" meta:non-whitespace-character-count="823"/>
  </office:meta>
</office:document-meta>
</file>